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87.51181102362204pt" style:use-optimal-column-width="tru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5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235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523</text:p>
          </table:table-cell>
          <table:table-cell table:style-name="ACE-1" office:value-type="float" office:value="57.950000000000003">
            <text:p>57.95</text:p>
          </table:table-cell>
          <table:table-cell table:style-name="ACE-1" office:value-type="float" office:value="-77.079999999999998">
            <text:p>−77.08</text:p>
          </table:table-cell>
          <table:table-cell table:style-name="ACE-1" office:value-type="float" office:value="1730">
            <text:p>17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organic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aintLaurentFilion1992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506</text:p>
          </table:table-cell>
          <table:table-cell table:style-name="ACE-1" office:value-type="float" office:value="58.049999999999997">
            <text:p>58.05</text:p>
          </table:table-cell>
          <table:table-cell table:style-name="ACE-1" office:value-type="float" office:value="-77.230000000000004">
            <text:p>−77.23</text:p>
          </table:table-cell>
          <table:table-cell table:style-name="ACE-1" office:value-type="float" office:value="1410">
            <text:p>141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organic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string">
            <text:p>SaintLaurentFilion1992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3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4.200000000000003">
            <text:p>34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5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2830">
            <text:p>283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ytilus edulis</text:p>
          </table:table-cell>
          <table:table-cell table:style-name="ACE-1" table:formula="of:=IF([.H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0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2530">
            <text:p>25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ytilus edulis</text:p>
          </table:table-cell>
          <table:table-cell table:style-name="ACE-1" table:formula="of:=IF([.H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199999999999999">
            <text:p>20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2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2220">
            <text:p>222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199999999999999">
            <text:p>15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82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2020">
            <text:p>20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ytilus edulis</text:p>
          </table:table-cell>
          <table:table-cell table:style-name="ACE-1" table:formula="of:=IF([.H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199999999999999">
            <text:p>13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4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1390">
            <text:p>139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199999999999999">
            <text:p>10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61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1100">
            <text:p>110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1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2000000000000002">
            <text:p>5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3283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860">
            <text:p>86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ytilus edulis</text:p>
          </table:table-cell>
          <table:table-cell table:style-name="ACE-1" table:formula="of:=IF([.H1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emieuxEtal201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1757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8.5">
            <text:p>−78.5</text:p>
          </table:table-cell>
          <table:table-cell table:style-name="ACE-1" office:value-type="float" office:value="2400">
            <text:p>240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hiatella arctica</text:p>
          </table:table-cell>
          <table:table-cell table:style-name="ACE-1" table:formula="of:=IF([.H1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string">
            <text:p>LauriolGray199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960</text:p>
          </table:table-cell>
          <table:table-cell table:style-name="ACE-1" office:value-type="float" office:value="58.25">
            <text:p>58.25</text:p>
          </table:table-cell>
          <table:table-cell table:style-name="ACE-1" office:value-type="float" office:value="-78.5">
            <text:p>−78.5</text:p>
          </table:table-cell>
          <table:table-cell table:style-name="ACE-1" office:value-type="float" office:value="6250">
            <text:p>62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rctica, clinocardium ciliatum</text:p>
          </table:table-cell>
          <table:table-cell table:style-name="ACE-1" table:formula="of:=IF([.H1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string">
            <text:p>LauriolGray199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F-1819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7340">
            <text:p>73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ya truncata, hiatella arctica, balanus sp.</text:p>
          </table:table-cell>
          <table:table-cell table:style-name="ACE-1" table:formula="of:=IF([.H1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ington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706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7830">
            <text:p>783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hiatella arctica, mya truncata, macoma sp.</text:p>
          </table:table-cell>
          <table:table-cell table:style-name="ACE-1" table:formula="of:=IF([.H1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39">
            <text:p>139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LowdonBlake1968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061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6325">
            <text:p>632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shells</text:p>
          </table:table-cell>
          <table:table-cell table:style-name="ACE-1" table:formula="of:=IF([.H1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Wagner1967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2415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6990">
            <text:p>699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mya truncata, hiatella arctica, macoma calcarea, mytilus edulis</text:p>
          </table:table-cell>
          <table:table-cell table:style-name="ACE-1" table:formula="of:=IF([.H1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4">
            <text:p>94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AndrewsFalconer1969,BuckleyWillis197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2417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3930">
            <text:p>393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mya truncata</text:p>
          </table:table-cell>
          <table:table-cell table:style-name="ACE-1" table:formula="of:=IF([.H1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AndrewsFalconer1969,BuckleyWillis197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2418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1550">
            <text:p>15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a truncata</text:p>
          </table:table-cell>
          <table:table-cell table:style-name="ACE-1" table:formula="of:=IF([.H1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AndrewsFalconer1969,BuckleyWillis197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2547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5360">
            <text:p>536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mya truncata, hiatella arctica, macoma calcarea, balanus balanus, macoma balthica, trichotropsis borealis, axinopsida orbiculata</text:p>
          </table:table-cell>
          <table:table-cell table:style-name="ACE-1" table:formula="of:=IF([.H2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AndrewsFalconer1969,BuckleyWillis197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C-456</text:p>
          </table:table-cell>
          <table:table-cell table:style-name="ACE-1" office:value-type="float" office:value="59.829999999999998">
            <text:p>59.83</text:p>
          </table:table-cell>
          <table:table-cell table:style-name="ACE-1" office:value-type="float" office:value="-80">
            <text:p>−80</text:p>
          </table:table-cell>
          <table:table-cell table:style-name="ACE-1" office:value-type="float" office:value="4710">
            <text:p>47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hells</text:p>
          </table:table-cell>
          <table:table-cell table:style-name="ACE-1" table:formula="of:=IF([.H2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AndrewsShort198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Inukjuak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f-1819</text:p>
          </table:table-cell>
          <table:table-cell table:style-name="ACE-1" office:value-type="float" office:value="60.030000000000001">
            <text:p>60.03</text:p>
          </table:table-cell>
          <table:table-cell table:style-name="ACE-1" office:value-type="float" office:value="-77.200000000000003">
            <text:p>−77.2</text:p>
          </table:table-cell>
          <table:table-cell table:style-name="ACE-1" office:value-type="float" office:value="660">
            <text:p>66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beluga bone collagen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Harington2003</text:p>
          </table:table-cell>
          <table:table-cell table:number-columns-repeated="240" table:style-name="ACE-1"/>
        </table:table-row>
        <table:table-row table:style-name="AROW-0">
          <table:table-cell table:number-columns-repeated="9" table:style-name="ACE-1"/>
          <table:table-cell table:number-columns-repeated="2" table:style-name="Gnumeric-default"/>
          <table:table-cell table:number-columns-repeated="245" table:style-name="ACE-1"/>
        </table:table-row>
        <table:table-row table:style-name="AROW-0" table:number-rows-repeated="18">
          <table:table-cell table:number-columns-repeated="256" table:style-name="ACE-1"/>
        </table:table-row>
        <table:table-row table:style-name="AROW-1">
          <table:table-cell table:number-columns-repeated="256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0" gnm:cursor-row="13">
          <gnm:selection gnm:start-col="10" gnm:start-row="13" gnm:end-col="10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0T07:30:1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